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100000284EF20A92DA02A81C2.png" manifest:media-type="image/png"/>
  <manifest:file-entry manifest:full-path="Pictures/10000201000003910000028414FAECE72D81D5EA.png" manifest:media-type="image/png"/>
  <manifest:file-entry manifest:full-path="Pictures/100002010000039100000284A04F6265498BB64B.png" manifest:media-type="image/png"/>
  <manifest:file-entry manifest:full-path="Pictures/100002010000039100000284B137AD0F540BE92A.png" manifest:media-type="image/png"/>
  <manifest:file-entry manifest:full-path="Pictures/1000020100000391000002840B6E81DDE64D088D.png" manifest:media-type="image/png"/>
  <manifest:file-entry manifest:full-path="Pictures/1000020100000391000002843E9D05FE08C3F805.png" manifest:media-type="image/png"/>
  <manifest:file-entry manifest:full-path="Pictures/100002010000039100000284A96C3CD50C39E0B1.png" manifest:media-type="image/png"/>
  <manifest:file-entry manifest:full-path="Pictures/10000201000003910000028496629AB2E39F6C40.png" manifest:media-type="image/png"/>
  <manifest:file-entry manifest:full-path="Pictures/100002010000039100000284C87E28606601FBB9.png" manifest:media-type="image/png"/>
  <manifest:file-entry manifest:full-path="Pictures/10000201000003910000028468EEB5D345E2A2C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b10" officeooo:paragraph-rsid="0009cb10"/>
    </style:style>
    <style:style style:name="P2" style:family="paragraph" style:parent-style-name="Standard">
      <style:text-properties officeooo:rsid="000b53c6" officeooo:paragraph-rsid="000b53c6"/>
    </style:style>
    <style:style style:name="P3" style:family="paragraph" style:parent-style-name="Standard">
      <style:text-properties officeooo:rsid="000be89a" officeooo:paragraph-rsid="000be89a"/>
    </style:style>
    <style:style style:name="P4" style:family="paragraph" style:parent-style-name="Standard">
      <style:text-properties officeooo:rsid="000d69a5" officeooo:paragraph-rsid="000d69a5"/>
    </style:style>
    <style:style style:name="T1" style:family="text">
      <style:text-properties officeooo:rsid="000b53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7cm" svg:height="11.991cm" draw:z-index="0"><draw:image xlink:href="Pictures/10000201000003910000028468EEB5D345E2A2C4.png" xlink:type="simple" xlink:show="embed" xlink:actuate="onLoad" loext:mime-type="image/png"/></draw:frame>Cas de base</text:p>
      <text:p text:style-name="P1"/>
      <text:p text:style-name="P1">cas1 :</text:p>
      <text:p text:style-name="P1"/>
      <text:p text:style-name="P1"><draw:frame draw:style-name="fr1" draw:name="Image2" text:anchor-type="char" svg:width="17cm" svg:height="11.991cm" draw:z-index="1"><draw:image xlink:href="Pictures/100002010000039100000284A96C3CD50C39E0B1.png" xlink:type="simple" xlink:show="embed" xlink:actuate="onLoad" loext:mime-type="image/png"/></draw:frame><text:soft-page-break/>cas <text:span text:style-name="T1">1</text:span> </text:p>
      <text:p text:style-name="P1"/>
      <text:p text:style-name="P1"/>
      <text:p text:style-name="P1"/>
      <text:p text:style-name="P1"/>
      <text:p text:style-name="P1"><draw:frame draw:style-name="fr1" draw:name="Image3" text:anchor-type="char" svg:width="17cm" svg:height="11.991cm" draw:z-index="2"><draw:image xlink:href="Pictures/100002010000039100000284C87E28606601FBB9.png" xlink:type="simple" xlink:show="embed" xlink:actuate="onLoad" loext:mime-type="image/png"/></draw:frame><text:soft-page-break/>cas <text:span text:style-name="T1">2</text:span> </text:p>
      <text:p text:style-name="P2"><draw:frame draw:style-name="fr2" draw:name="Image4" text:anchor-type="char" svg:width="17cm" svg:height="11.991cm" draw:z-index="3"><draw:image xlink:href="Pictures/1000020100000391000002843E9D05FE08C3F805.png" xlink:type="simple" xlink:show="embed" xlink:actuate="onLoad" loext:mime-type="image/png"/></draw:frame>cas 3</text:p>
      <text:p text:style-name="P2"/>
      <text:p text:style-name="P2"><draw:frame draw:style-name="fr1" draw:name="Image5" text:anchor-type="char" svg:width="17cm" svg:height="11.991cm" draw:z-index="4"><draw:image xlink:href="Pictures/100002010000039100000284B137AD0F540BE92A.png" xlink:type="simple" xlink:show="embed" xlink:actuate="onLoad" loext:mime-type="image/png"/></draw:frame><text:soft-page-break/></text:p>
      <text:p text:style-name="P2">cas4</text:p>
      <text:p text:style-name="P3"><draw:frame draw:style-name="fr1" draw:name="Image6" text:anchor-type="char" svg:width="17cm" svg:height="11.991cm" draw:z-index="6"><draw:image xlink:href="Pictures/10000201000003910000028496629AB2E39F6C40.png" xlink:type="simple" xlink:show="embed" xlink:actuate="onLoad" loext:mime-type="image/png"/></draw:frame>cas 5</text:p>
      <text:p text:style-name="P3"><draw:frame draw:style-name="fr1" draw:name="Image7" text:anchor-type="char" svg:width="17cm" svg:height="11.991cm" draw:z-index="5"><draw:image xlink:href="Pictures/100002010000039100000284A04F6265498BB64B.png" xlink:type="simple" xlink:show="embed" xlink:actuate="onLoad" loext:mime-type="image/png"/></draw:frame><text:soft-page-break/>cas6</text:p>
      <text:p text:style-name="P3"/>
      <text:p text:style-name="P4">exercice 2 :</text:p>
      <text:p text:style-name="P4"/>
      <text:p text:style-name="P4"><draw:frame draw:style-name="fr1" draw:name="Image8" text:anchor-type="char" svg:width="17cm" svg:height="11.991cm" draw:z-index="7"><draw:image xlink:href="Pictures/1000020100000391000002840B6E81DDE64D088D.png" xlink:type="simple" xlink:show="embed" xlink:actuate="onLoad" loext:mime-type="image/png"/></draw:frame><text:soft-page-break/>cas 1</text:p>
      <text:p text:style-name="P4"/>
      <text:p text:style-name="P4"><draw:frame draw:style-name="fr1" draw:name="Image9" text:anchor-type="char" svg:width="17cm" svg:height="11.991cm" draw:z-index="8"><draw:image xlink:href="Pictures/10000201000003910000028414FAECE72D81D5EA.png" xlink:type="simple" xlink:show="embed" xlink:actuate="onLoad" loext:mime-type="image/png"/></draw:frame>cas 2</text:p>
      <text:p text:style-name="P4"><draw:frame draw:style-name="fr1" draw:name="Image10" text:anchor-type="char" svg:width="17cm" svg:height="11.991cm" draw:z-index="9"><draw:image xlink:href="Pictures/100002010000039100000284EF20A92DA02A81C2.png" xlink:type="simple" xlink:show="embed" xlink:actuate="onLoad" loext:mime-type="image/png"/></draw:frame><text:soft-page-break/>cas 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0T16:35:17.697451340</meta:creation-date>
    <dc:date>2023-10-10T17:54:17.299009181</dc:date>
    <meta:editing-duration>PT37M28S</meta:editing-duration>
    <meta:editing-cycles>1</meta:editing-cycles>
    <meta:document-statistic meta:table-count="0" meta:image-count="10" meta:object-count="0" meta:page-count="7" meta:paragraph-count="12" meta:word-count="24" meta:character-count="74" meta:non-whitespace-character-count="60"/>
    <meta:generator>LibreOffice/6.4.7.2$Linux_X86_64 LibreOffice_project/40$Build-2</meta:generator>
  </office:meta>
</office:document-meta>
</file>